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8mm"/>
    </style:style>
    <style:style style:name="co2" style:family="table-column">
      <style:table-column-properties fo:break-before="auto" style:column-width="6.14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17.6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13.76mm" fo:break-before="auto" style:use-optimal-row-height="false"/>
    </style:style>
    <style:style style:name="ro3" style:family="table-row">
      <style:table-row-properties style:row-height="6mm" fo:break-before="auto" style:use-optimal-row-height="true"/>
    </style:style>
    <style:style style:name="ta1" style:family="table" style:master-page-name="PageStyle_5f_Repor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wrap-option="no-wrap" fo:border-left="0.74pt solid #4d4d4d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25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wrap-option="no-wrap" fo:border-left="0.74pt solid #4d4d4d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I1" style:data-style-name="N0">
      <style:table-cell-properties style:glyph-orientation-vertical="0" fo:border-bottom="0.74pt dotted #4d4d4d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5" style:family="table-cell" style:parent-style-name="Default" style:data-style-name="N100">
      <style:table-cell-properties fo:border-bottom="none" style:cell-protect="protected" style:print-content="true" style:diagonal-bl-tr="none" style:diagonal-tl-br="none" fo:border-left="0.74pt solid #4d4d4d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4d4d4d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cell-protect="none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25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wrap-option="no-wrap" fo:border-left="0.74pt solid #4d4d4d" style:direction="ltr" fo:padding="0.71mm" fo:border-right="0.74pt solid #000000" style:rotation-angle="90" style:rotation-align="bottom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27">
      <style:table-cell-properties style:glyph-orientation-vertical="0" fo:border-bottom="0.74pt dotted #4d4d4d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4d4d4d" style:rotation-angle="0" style:rotation-align="none" style:shrink-to-fit="false" fo:border-top="0.74pt dotted #4d4d4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 style:data-style-name="N127">
      <style:table-cell-properties style:glyph-orientation-vertical="0" fo:border-bottom="0.74pt dotted #4d4d4d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4d4d4d" style:rotation-angle="0" style:rotation-align="none" style:shrink-to-fit="false" fo:border-top="0.74pt dotted #4d4d4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 style:data-style-name="N126">
      <style:table-cell-properties style:glyph-orientation-vertical="0" fo:border-bottom="0.74pt solid #4d4d4d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26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1011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4d4d4d" style:direction="ltr" fo:padding="0.71mm" fo:border-right="0.74pt solid #4d4d4d" style:rotation-angle="90" style:rotation-align="bottom" style:shrink-to-fit="false" fo:border-top="0.74pt solid #4d4d4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28">
      <style:table-cell-properties style:glyph-orientation-vertical="0" fo:border-bottom="0.74pt dotted #4d4d4d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dotted #4d4d4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28">
      <style:table-cell-properties style:glyph-orientation-vertical="0" fo:border-bottom="0.74pt dotted #4d4d4d" style:cell-protect="protected" style:print-content="true" style:diagonal-bl-tr="none" style:diagonal-tl-br="none" style:text-align-source="fix" style:repeat-content="false" fo:wrap-option="no-wrap" fo:border-left="0.74pt solid #4d4d4d" style:direction="ltr" fo:padding="0.71mm" fo:border-right="0.74pt solid #4d4d4d" style:rotation-angle="0" style:rotation-align="none" style:shrink-to-fit="false" fo:border-top="0.74pt dotted #4d4d4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28">
      <style:table-cell-properties style:glyph-orientation-vertical="0" fo:border-bottom="0.74pt dotted #4d4d4d" fo:background-color="#c0c0c0" style:cell-protect="none" style:print-content="true" style:diagonal-bl-tr="none" style:diagonal-tl-br="none" style:text-align-source="fix" style:repeat-content="false" fo:wrap-option="no-wrap" fo:border-left="0.74pt solid #c0c0c0" style:direction="ltr" fo:padding="0.71mm" fo:border-right="0.74pt solid #4d4d4d" style:rotation-angle="0" style:rotation-align="none" style:shrink-to-fit="false" fo:border-top="0.74pt dotted #4d4d4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28">
      <style:table-cell-properties style:glyph-orientation-vertical="0" fo:border-bottom="0.74pt dotted #4d4d4d" fo:background-color="#c0c0c0" style:cell-protect="protected" style:print-content="true" style:diagonal-bl-tr="none" style:diagonal-tl-br="none" style:text-align-source="fix" style:repeat-content="false" fo:wrap-option="no-wrap" fo:border-left="0.74pt solid #4d4d4d" style:direction="ltr" fo:padding="0.71mm" fo:border-right="0.74pt solid #4d4d4d" style:rotation-angle="0" style:rotation-align="none" style:shrink-to-fit="false" fo:border-top="0.74pt dotted #4d4d4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26">
      <style:table-cell-properties style:glyph-orientation-vertical="0" fo:border-bottom="0.74pt solid #4d4d4d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28">
      <style:table-cell-properties style:glyph-orientation-vertical="0" fo:border-bottom="0.74pt dotted #4d4d4d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4d4d4d" style:rotation-angle="0" style:rotation-align="none" style:shrink-to-fit="false" fo:border-top="0.74pt dotted #4d4d4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28">
      <style:table-cell-properties style:glyph-orientation-vertical="0" fo:border-bottom="0.74pt dotted #4d4d4d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4d4d4d" style:rotation-angle="0" style:rotation-align="none" style:shrink-to-fit="false" fo:border-top="0.74pt dotted #4d4d4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4d4d4d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fo:border-bottom="0.74pt dotted #4d4d4d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4d4d4d" style:rotation-angle="0" style:rotation-align="none" style:shrink-to-fit="false" fo:border-top="0.74pt dotted #4d4d4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fo:padding="0.71mm"/>
    </style:style>
    <style:style style:name="ce27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9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cell-protect="none" style:print-content="true" fo:padding="0.71mm"/>
    </style:style>
    <style:style style:name="ce29" style:family="table-cell" style:parent-style-name="Default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cell-protect="none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port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1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4" table:default-cell-style-name="ce17"/>
        <table:table-column table:style-name="co4" table:default-cell-style-name="ce20"/>
        <table:table-column table:style-name="co4" table:default-cell-style-name="ce17"/>
        <table:table-column table:style-name="co5" table:visibility="collapse" table:number-columns-repeated="7" table:default-cell-style-name="ce30"/>
        <table:table-column table:style-name="co5" table:number-columns-repeated="236" table:default-cell-style-name="ce30"/>
        <table:table-column table:style-name="co5" table:number-columns-repeated="766" table:default-cell-style-name="Default"/>
        <table:table-row table:style-name="ro1" table:visibility="collapse">
          <table:table-cell table:style-name="ce1" office:value-type="string" calcext:value-type="string">
            <text:p>[onshow.dates;ope=tbs:num]</text:p>
          </table:table-cell>
          <table:table-cell table:style-name="ce8"/>
          <table:table-cell table:style-name="ce12" office:value-type="string" calcext:value-type="string" table:number-columns-spanned="2" table:number-rows-spanned="1">
            <text:p>[onshow.date1;ope=tbs:date]</text:p>
          </table:table-cell>
          <table:covered-table-cell table:style-name="ce12"/>
          <table:table-cell table:style-name="ce13" office:value-type="string" calcext:value-type="string" table:number-columns-spanned="2" table:number-rows-spanned="1">
            <text:p>[onshow.date2;ope=tbs:date]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[onshow.date3;ope=tbs:date]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[onshow.date4;ope=tbs:date]</text:p>
          </table:table-cell>
          <table:covered-table-cell table:style-name="ce13"/>
          <table:table-cell table:style-name="ce13" office:value-type="string" calcext:value-type="string">
            <text:p>[onshow.date5;ope=tbs:date]</text:p>
          </table:table-cell>
          <table:table-cell table:style-name="ce13" table:number-columns-repeated="4"/>
          <table:table-cell table:style-name="Default" table:number-columns-repeated="243"/>
          <table:table-cell table:number-columns-repeated="766"/>
        </table:table-row>
        <table:table-header-rows>
          <table:table-row table:style-name="ro1">
            <table:table-cell table:style-name="ce2" office:value-type="string" calcext:value-type="string">
              <text:p>[onshow.date1;ope=tbs:date]</text:p>
            </table:table-cell>
            <table:table-cell table:style-name="ce8" office:value-type="string" calcext:value-type="string" table:number-columns-spanned="1" table:number-rows-spanned="2">
              <text:p>Member?</text:p>
            </table:table-cell>
            <table:table-cell table:style-name="ce13" office:value-type="string" calcext:value-type="string" table:number-columns-spanned="2" table:number-rows-spanned="1">
              <text:p>[onshow.date1;ope=tbs:date]</text:p>
            </table:table-cell>
            <table:covered-table-cell table:style-name="ce12"/>
            <table:table-cell table:style-name="ce21" table:formula="of:=IF(INDIRECT(&quot;a1&quot;)&gt;1;INDIRECT(&quot;E1&quot;);&quot;&quot;)" office:value-type="string" office:string-value="[onshow.date2;ope=tbs:date]" calcext:value-type="string" table:number-columns-spanned="2" table:number-rows-spanned="1">
              <text:p>[onshow.date2;ope=tbs:date]</text:p>
            </table:table-cell>
            <table:covered-table-cell table:style-name="ce13"/>
            <table:table-cell table:style-name="ce13" table:formula="of:=IF(INDIRECT(&quot;a1&quot;)&gt;2;INDIRECT(&quot;G1&quot;);&quot;&quot;)" office:value-type="string" office:string-value="[onshow.date3;ope=tbs:date]" calcext:value-type="string" table:number-columns-spanned="2" table:number-rows-spanned="1">
              <text:p>[onshow.date3;ope=tbs:date]</text:p>
            </table:table-cell>
            <table:covered-table-cell table:style-name="ce13"/>
            <table:table-cell table:style-name="ce13" table:formula="of:=IF(INDIRECT(&quot;a1&quot;)&gt;3;INDIRECT(&quot;I1&quot;);&quot;&quot;)" office:value-type="string" office:string-value="[onshow.date4;ope=tbs:date]" calcext:value-type="string" table:number-columns-spanned="2" table:number-rows-spanned="1">
              <text:p>[onshow.date4;ope=tbs:date]</text:p>
            </table:table-cell>
            <table:covered-table-cell table:style-name="ce13"/>
            <table:table-cell table:style-name="ce13" table:formula="of:=IF(INDIRECT(&quot;a1&quot;)&gt;4;INDIRECT(&quot;K1&quot;);&quot;&quot;)" office:value-type="string" office:string-value="[onshow.date5;ope=tbs:date]" calcext:value-type="string" table:number-columns-spanned="2" table:number-rows-spanned="1">
              <text:p>[onshow.date5;ope=tbs:date]</text:p>
            </table:table-cell>
            <table:covered-table-cell table:style-name="ce13"/>
            <table:table-cell table:style-name="ce13" office:value-type="string" calcext:value-type="string" table:number-columns-spanned="3" table:number-rows-spanned="1">
              <text:p>TOTALS</text:p>
            </table:table-cell>
            <table:covered-table-cell table:number-columns-repeated="2" table:style-name="ce13"/>
            <table:table-cell table:style-name="ce26" table:number-columns-repeated="1009"/>
          </table:table-row>
          <table:table-row table:style-name="ro2">
            <table:table-cell table:style-name="ce3" office:value-type="string" calcext:value-type="string">
              <text:p>Regular Attenders</text:p>
            </table:table-cell>
            <table:covered-table-cell table:style-name="ce8"/>
            <table:table-cell table:style-name="ce14" office:value-type="time" office:time-value="PT08H30M00S" calcext:value-type="time">
              <text:p>8:30</text:p>
            </table:table-cell>
            <table:table-cell table:style-name="ce14" office:value-type="time" office:time-value="PT10H30M00S" calcext:value-type="time">
              <text:p>10:30</text:p>
            </table:table-cell>
            <table:table-cell table:style-name="ce14" office:value-type="time" office:time-value="PT08H30M00S" calcext:value-type="time">
              <text:p>8:30</text:p>
            </table:table-cell>
            <table:table-cell table:style-name="ce14" office:value-type="time" office:time-value="PT10H30M00S" calcext:value-type="time">
              <text:p>10:30</text:p>
            </table:table-cell>
            <table:table-cell table:style-name="ce14" office:value-type="time" office:time-value="PT08H30M00S" calcext:value-type="time">
              <text:p>8:30</text:p>
            </table:table-cell>
            <table:table-cell table:style-name="ce14" office:value-type="time" office:time-value="PT10H30M00S" calcext:value-type="time">
              <text:p>10:30</text:p>
            </table:table-cell>
            <table:table-cell table:style-name="ce14" office:value-type="time" office:time-value="PT08H30M00S" calcext:value-type="time">
              <text:p>8:30</text:p>
            </table:table-cell>
            <table:table-cell table:style-name="ce14" office:value-type="time" office:time-value="PT10H30M00S" calcext:value-type="time">
              <text:p>10:30</text:p>
            </table:table-cell>
            <table:table-cell table:style-name="ce14" table:formula="of:=IF([.K2]=&quot;&quot;;&quot;&quot;;&quot;8:30&quot;)" office:value-type="string" office:string-value="8:30" calcext:value-type="string">
              <text:p>8:30</text:p>
            </table:table-cell>
            <table:table-cell table:style-name="ce14" table:formula="of:=IF([.K2]=&quot;&quot;;&quot;&quot;;&quot;10:30&quot;)" office:value-type="string" office:string-value="10:30" calcext:value-type="string">
              <text:p>10:30</text:p>
            </table:table-cell>
            <table:table-cell table:style-name="ce14" office:value-type="time" office:time-value="PT08H30M00S" calcext:value-type="time">
              <text:p>8:30</text:p>
            </table:table-cell>
            <table:table-cell table:style-name="ce14" office:value-type="time" office:time-value="PT10H30M00S" calcext:value-type="time">
              <text:p>10:30</text:p>
            </table:table-cell>
            <table:table-cell table:style-name="ce24" office:value-type="string" calcext:value-type="string">
              <text:p>Days</text:p>
            </table:table-cell>
            <table:table-cell table:style-name="ce27" table:number-columns-repeated="1009"/>
          </table:table-row>
        </table:table-header-rows>
        <table:table-row table:style-name="ro3">
          <table:table-cell table:style-name="ce4" office:value-type="string" calcext:value-type="string">
            <text:p>[person.first_name;block=tbs:row] [person.last_name]</text:p>
          </table:table-cell>
          <table:table-cell table:style-name="ce9" table:formula="of:=IF(INDIRECT(&quot;V&quot;&amp;ROW())=&quot;Member&quot;;1;0)" office:value-type="float" office:value="0" calcext:value-type="float">
            <text:p/>
          </table:table-cell>
          <table:table-cell table:style-name="ce15" office:value-type="string" calcext:value-type="string">
            <text:p>[person.date1_group1_number;ope=tbs:num]</text:p>
          </table:table-cell>
          <table:table-cell table:style-name="ce18" office:value-type="string" calcext:value-type="string">
            <text:p>[person.date1_group2_number;ope=tbs:num]</text:p>
          </table:table-cell>
          <table:table-cell table:style-name="ce15" office:value-type="string" calcext:value-type="string">
            <text:p>[person.date2_group1_number;ope=tbs:num]</text:p>
          </table:table-cell>
          <table:table-cell table:style-name="ce18" office:value-type="string" calcext:value-type="string">
            <text:p>[person.date2_group2_number;ope=tbs:num]</text:p>
          </table:table-cell>
          <table:table-cell table:style-name="ce15" office:value-type="string" calcext:value-type="string">
            <text:p>[person.date3_group1_number;ope=tbs:num]</text:p>
          </table:table-cell>
          <table:table-cell table:style-name="ce18" office:value-type="string" calcext:value-type="string">
            <text:p>[person.date3_group2_number;ope=tbs:num]</text:p>
          </table:table-cell>
          <table:table-cell table:style-name="ce15" office:value-type="string" calcext:value-type="string">
            <text:p>[person.date4_group1_number;ope=tbs:num]</text:p>
          </table:table-cell>
          <table:table-cell table:style-name="ce18" office:value-type="string" calcext:value-type="string">
            <text:p>[person.date4_group2_number;ope=tbs:num]</text:p>
          </table:table-cell>
          <table:table-cell table:style-name="ce15" office:value-type="string" calcext:value-type="string">
            <text:p>[person.date5_group1_number;ope=tbs:num]</text:p>
          </table:table-cell>
          <table:table-cell table:style-name="ce18" office:value-type="string" calcext:value-type="string">
            <text:p>[person.date5_group2_number;ope=tbs:num]</text:p>
          </table:table-cell>
          <table:table-cell table:style-name="ce22" table:formula="of:=SUM(INDIRECT(&quot;c&quot;&amp;ROW());INDIRECT(&quot;e&quot;&amp;ROW());INDIRECT(&quot;g&quot;&amp;ROW());INDIRECT(&quot;i&quot;&amp;ROW());INDIRECT(&quot;k&quot;&amp;ROW()))" office:value-type="float" office:value="0" calcext:value-type="float">
            <text:p/>
          </table:table-cell>
          <table:table-cell table:style-name="ce23" table:formula="of:=SUM(INDIRECT(&quot;d&quot;&amp;ROW());INDIRECT(&quot;f&quot;&amp;ROW());INDIRECT(&quot;h&quot;&amp;ROW());INDIRECT(&quot;j&quot;&amp;ROW());INDIRECT(&quot;l&quot;&amp;ROW()))" office:value-type="float" office:value="0" calcext:value-type="float">
            <text:p/>
          </table:table-cell>
          <table:table-cell table:style-name="ce22" table:formula="of:=SUM(INDIRECT(&quot;P&quot;&amp;ROW()):INDIRECT(&quot;T&quot;&amp;ROW()))" office:value-type="string" office:string-value="" calcext:value-type="error">
            <text:p>#VALUE!</text:p>
          </table:table-cell>
          <table:table-cell table:style-name="ce28" table:formula="of:=IF(INDIRECT(&quot;U&quot;&amp;ROW())&lt;1;INDIRECT(&quot;C&quot;&amp;ROW())+INDIRECT(&quot;D&quot;&amp;ROW());IF(INDIRECT(&quot;C&quot;&amp;ROW())+INDIRECT(&quot;D&quot;&amp;ROW())&gt;0;1;0))" office:value-type="string" office:string-value="" calcext:value-type="error">
            <text:p>#VALUE!</text:p>
          </table:table-cell>
          <table:table-cell table:style-name="ce28" table:formula="of:=IF(INDIRECT(&quot;U&quot;&amp;ROW())&lt;1;INDIRECT(&quot;E&quot;&amp;ROW())+INDIRECT(&quot;F&quot;&amp;ROW());IF(INDIRECT(&quot;E&quot;&amp;ROW())+INDIRECT(&quot;F&quot;&amp;ROW())&gt;0;1;0))" office:value-type="string" office:string-value="" calcext:value-type="error">
            <text:p>#VALUE!</text:p>
          </table:table-cell>
          <table:table-cell table:style-name="ce28" table:formula="of:=IF(INDIRECT(&quot;U&quot;&amp;ROW())&lt;1;INDIRECT(&quot;G&quot;&amp;ROW())+INDIRECT(&quot;G&quot;&amp;ROW());IF(INDIRECT(&quot;G&quot;&amp;ROW())+INDIRECT(&quot;H&quot;&amp;ROW())&gt;0;1;0))" office:value-type="string" office:string-value="" calcext:value-type="error">
            <text:p>#VALUE!</text:p>
          </table:table-cell>
          <table:table-cell table:style-name="ce28" table:formula="of:=IF(INDIRECT(&quot;U&quot;&amp;ROW())&lt;1;INDIRECT(&quot;I&quot;&amp;ROW())+INDIRECT(&quot;J&quot;&amp;ROW());IF(INDIRECT(&quot;I&quot;&amp;ROW())+INDIRECT(&quot;J&quot;&amp;ROW())&gt;0;1;0))" office:value-type="string" office:string-value="" calcext:value-type="error">
            <text:p>#VALUE!</text:p>
          </table:table-cell>
          <table:table-cell table:style-name="ce28" table:formula="of:=IF(INDIRECT(&quot;U&quot;&amp;ROW())&lt;1;INDIRECT(&quot;K&quot;&amp;ROW())+INDIRECT(&quot;L&quot;&amp;ROW());IF(INDIRECT(&quot;K&quot;&amp;ROW())+INDIRECT(&quot;L&quot;&amp;ROW())&gt;0;1;0))" office:value-type="string" office:string-value="" calcext:value-type="error">
            <text:p>#VALUE!</text:p>
          </table:table-cell>
          <table:table-cell table:style-name="ce31" office:value-type="string" calcext:value-type="string">
            <text:p>[person.id;ope=tbs:num]</text:p>
          </table:table-cell>
          <table:table-cell table:style-name="ce28" office:value-type="string" calcext:value-type="string">
            <text:p>[person.status]</text:p>
          </table:table-cell>
          <table:table-cell table:style-name="ce28" table:number-columns-repeated="1002"/>
        </table:table-row>
        <table:table-row table:style-name="ro1">
          <table:table-cell table:style-name="ce5" office:value-type="string" calcext:value-type="string">
            <text:p>TOTALS</text:p>
          </table:table-cell>
          <table:table-cell table:style-name="ce10"/>
          <table:table-cell table:style-name="ce16" table:formula="of:=SUM([.C4]:INDIRECT(&quot;C&quot;&amp;ROW()-1))" office:value-type="float" office:value="0" calcext:value-type="float">
            <text:p/>
          </table:table-cell>
          <table:table-cell table:style-name="ce19" table:formula="of:=SUM([.D4]:INDIRECT(&quot;D&quot;&amp;ROW()-1))" office:value-type="float" office:value="0" calcext:value-type="float">
            <text:p/>
          </table:table-cell>
          <table:table-cell table:style-name="ce16" table:formula="of:=SUM([.E4]:INDIRECT(&quot;E&quot;&amp;ROW()-1))" office:value-type="float" office:value="0" calcext:value-type="float">
            <text:p/>
          </table:table-cell>
          <table:table-cell table:style-name="ce19" table:formula="of:=SUM([.F4]:INDIRECT(&quot;F&quot;&amp;ROW()-1))" office:value-type="float" office:value="0" calcext:value-type="float">
            <text:p/>
          </table:table-cell>
          <table:table-cell table:style-name="ce16" table:formula="of:=SUM([.G4]:INDIRECT(&quot;G&quot;&amp;ROW()-1))" office:value-type="float" office:value="0" calcext:value-type="float">
            <text:p/>
          </table:table-cell>
          <table:table-cell table:style-name="ce19" table:formula="of:=SUM([.H4]:INDIRECT(&quot;H&quot;&amp;ROW()-1))" office:value-type="float" office:value="0" calcext:value-type="float">
            <text:p/>
          </table:table-cell>
          <table:table-cell table:style-name="ce16" table:formula="of:=SUM([.I4]:INDIRECT(&quot;I&quot;&amp;ROW()-1))" office:value-type="float" office:value="0" calcext:value-type="float">
            <text:p/>
          </table:table-cell>
          <table:table-cell table:style-name="ce19" table:formula="of:=SUM([.J4]:INDIRECT(&quot;J&quot;&amp;ROW()-1))" office:value-type="float" office:value="0" calcext:value-type="float">
            <text:p/>
          </table:table-cell>
          <table:table-cell table:style-name="ce16" table:formula="of:=SUM([.K4]:INDIRECT(&quot;K&quot;&amp;ROW()-1))" office:value-type="float" office:value="0" calcext:value-type="float">
            <text:p/>
          </table:table-cell>
          <table:table-cell table:style-name="ce19" table:formula="of:=SUM([.L4]:INDIRECT(&quot;L&quot;&amp;ROW()-1))" office:value-type="float" office:value="0" calcext:value-type="float">
            <text:p/>
          </table:table-cell>
          <table:table-cell table:style-name="ce16" table:formula="of:=SUM([.M4]:INDIRECT(&quot;M&quot;&amp;ROW()-1))" office:value-type="float" office:value="0" calcext:value-type="float">
            <text:p/>
          </table:table-cell>
          <table:table-cell table:style-name="ce19" table:formula="of:=SUM([.N4]:INDIRECT(&quot;N&quot;&amp;ROW()-1))" office:value-type="float" office:value="0" calcext:value-type="float">
            <text:p/>
          </table:table-cell>
          <table:table-cell table:style-name="ce16" table:formula="of:=SUM([.O4]:INDIRECT(&quot;O&quot;&amp;ROW()-1))" office:value-type="string" office:string-value="" calcext:value-type="error">
            <text:p>#VALUE!</text:p>
          </table:table-cell>
          <table:table-cell table:style-name="ce16" table:formula="of:=SUM([.P4]:INDIRECT(&quot;P&quot;&amp;ROW()-1))" office:value-type="string" office:string-value="" calcext:value-type="error">
            <text:p>#VALUE!</text:p>
          </table:table-cell>
          <table:table-cell table:style-name="ce16" table:formula="of:=SUM([.Q4]:INDIRECT(&quot;Q&quot;&amp;ROW()-1))" office:value-type="string" office:string-value="" calcext:value-type="error">
            <text:p>#VALUE!</text:p>
          </table:table-cell>
          <table:table-cell table:style-name="ce16" table:formula="of:=SUM([.R4]:INDIRECT(&quot;R&quot;&amp;ROW()-1))" office:value-type="string" office:string-value="" calcext:value-type="error">
            <text:p>#VALUE!</text:p>
          </table:table-cell>
          <table:table-cell table:style-name="ce16" table:formula="of:=SUM([.S4]:INDIRECT(&quot;S&quot;&amp;ROW()-1))" office:value-type="string" office:string-value="" calcext:value-type="error">
            <text:p>#VALUE!</text:p>
          </table:table-cell>
          <table:table-cell table:style-name="ce16" table:formula="of:=SUM([.T4]:INDIRECT(&quot;T&quot;&amp;ROW()-1))" office:value-type="string" office:string-value="" calcext:value-type="error">
            <text:p>#VALUE!</text:p>
          </table:table-cell>
          <table:table-cell table:style-name="ce16"/>
          <table:table-cell table:style-name="ce29" table:number-columns-repeated="1003"/>
        </table:table-row>
        <table:table-row table:style-name="ro1">
          <table:table-cell table:style-name="ce6" office:value-type="string" calcext:value-type="string">
            <text:p>Aggregate</text:p>
          </table:table-cell>
          <table:table-cell table:style-name="ce10"/>
          <table:table-cell table:style-name="ce16" table:formula="of:=SUM(INDIRECT(&quot;C&quot;&amp;ROW()-1);INDIRECT(&quot;D&quot;&amp;ROW()-1))" office:value-type="float" office:value="0" calcext:value-type="float" table:number-columns-spanned="2" table:number-rows-spanned="1">
            <text:p/>
          </table:table-cell>
          <table:covered-table-cell table:style-name="ce16"/>
          <table:table-cell table:style-name="ce16" table:formula="of:=SUM(INDIRECT(&quot;E&quot;&amp;ROW()-1);INDIRECT(&quot;F&quot;&amp;ROW()-1))" office:value-type="float" office:value="0" calcext:value-type="float" table:number-columns-spanned="2" table:number-rows-spanned="1">
            <text:p/>
          </table:table-cell>
          <table:covered-table-cell table:style-name="Default"/>
          <table:table-cell table:style-name="ce16" table:formula="of:=SUM(INDIRECT(&quot;G&quot;&amp;ROW()-1);INDIRECT(&quot;H&quot;&amp;ROW()-1))" office:value-type="float" office:value="0" calcext:value-type="float" table:number-columns-spanned="2" table:number-rows-spanned="1">
            <text:p/>
          </table:table-cell>
          <table:covered-table-cell table:style-name="Default"/>
          <table:table-cell table:style-name="ce16" table:formula="of:=SUM(INDIRECT(&quot;I&quot;&amp;ROW()-1);INDIRECT(&quot;J&quot;&amp;ROW()-1))" office:value-type="float" office:value="0" calcext:value-type="float" table:number-columns-spanned="2" table:number-rows-spanned="1">
            <text:p/>
          </table:table-cell>
          <table:covered-table-cell table:style-name="Default"/>
          <table:table-cell table:style-name="ce16" table:formula="of:=SUM(INDIRECT(&quot;K&quot;&amp;ROW()-1);INDIRECT(&quot;L&quot;&amp;ROW()-1))" office:value-type="float" office:value="0" calcext:value-type="float" table:number-columns-spanned="2" table:number-rows-spanned="1">
            <text:p/>
          </table:table-cell>
          <table:covered-table-cell table:style-name="Default"/>
          <table:table-cell table:style-name="ce16" table:formula="of:=SUM(INDIRECT(&quot;M&quot;&amp;ROW()-1);INDIRECT(&quot;N&quot;&amp;ROW()-1))" office:value-type="float" office:value="0" calcext:value-type="float" table:number-columns-spanned="2" table:number-rows-spanned="1">
            <text:p/>
          </table:table-cell>
          <table:covered-table-cell table:style-name="Default"/>
          <table:table-cell table:style-name="ce25" table:formula="of:=INDIRECT(&quot;M&quot;&amp;ROW())/SUM(INDIRECT(&quot;P&quot;&amp;ROW()):INDIRECT(&quot;T&quot;&amp;ROW()))" office:value-type="string" office:string-value="" calcext:value-type="error">
            <text:p>#VALUE!</text:p>
          </table:table-cell>
          <table:table-cell table:style-name="ce29" table:formula="of:=IF(INDIRECT(&quot;P&quot;&amp;ROW()-1)&gt;0;1;0)" office:value-type="string" office:string-value="" calcext:value-type="error">
            <text:p>#VALUE!</text:p>
          </table:table-cell>
          <table:table-cell table:style-name="ce29" table:formula="of:=IF(INDIRECT(&quot;Q&quot;&amp;ROW()-1)&gt;0;1;0)" office:value-type="string" office:string-value="" calcext:value-type="error">
            <text:p>#VALUE!</text:p>
          </table:table-cell>
          <table:table-cell table:style-name="ce29" table:formula="of:=IF(INDIRECT(&quot;R&quot;&amp;ROW()-1)&gt;0;1;0)" office:value-type="string" office:string-value="" calcext:value-type="error">
            <text:p>#VALUE!</text:p>
          </table:table-cell>
          <table:table-cell table:style-name="ce29" table:formula="of:=IF(INDIRECT(&quot;S&quot;&amp;ROW()-1)&gt;0;1;0)" office:value-type="string" office:string-value="" calcext:value-type="error">
            <text:p>#VALUE!</text:p>
          </table:table-cell>
          <table:table-cell table:style-name="ce29" table:formula="of:=IF(INDIRECT(&quot;T&quot;&amp;ROW()-1)&gt;0;1;0)" office:value-type="string" office:string-value="" calcext:value-type="error">
            <text:p>#VALUE!</text:p>
          </table:table-cell>
          <table:table-cell table:style-name="ce29" table:number-columns-repeated="1004"/>
        </table:table-row>
        <table:table-row table:style-name="ro1">
          <table:table-cell table:style-name="ce6" office:value-type="string" calcext:value-type="string">
            <text:p>Distinct</text:p>
          </table:table-cell>
          <table:table-cell table:style-name="ce10"/>
          <table:table-cell table:style-name="ce16" table:formula="of:=INDIRECT(&quot;P&quot;&amp;ROW()-2)" office:value-type="string" office:string-value="" calcext:value-type="error" table:number-columns-spanned="2" table:number-rows-spanned="1">
            <text:p>#VALUE!</text:p>
          </table:table-cell>
          <table:covered-table-cell table:style-name="ce16"/>
          <table:table-cell table:style-name="ce16" table:formula="of:=INDIRECT(&quot;Q&quot;&amp;ROW()-2)" office:value-type="string" office:string-value="" calcext:value-type="error" table:number-columns-spanned="2" table:number-rows-spanned="1">
            <text:p>#VALUE!</text:p>
          </table:table-cell>
          <table:covered-table-cell table:style-name="Default"/>
          <table:table-cell table:style-name="ce16" table:formula="of:=INDIRECT(&quot;R&quot;&amp;ROW()-2)" office:value-type="string" office:string-value="" calcext:value-type="error" table:number-columns-spanned="2" table:number-rows-spanned="1">
            <text:p>#VALUE!</text:p>
          </table:table-cell>
          <table:covered-table-cell table:style-name="Default"/>
          <table:table-cell table:style-name="ce16" table:formula="of:=INDIRECT(&quot;S&quot;&amp;ROW()-2)" office:value-type="string" office:string-value="" calcext:value-type="error" table:number-columns-spanned="2" table:number-rows-spanned="1">
            <text:p>#VALUE!</text:p>
          </table:table-cell>
          <table:covered-table-cell table:style-name="Default"/>
          <table:table-cell table:style-name="ce16" table:formula="of:=INDIRECT(&quot;T&quot;&amp;ROW()-2)" office:value-type="string" office:string-value="" calcext:value-type="error" table:number-columns-spanned="2" table:number-rows-spanned="1">
            <text:p>#VALUE!</text:p>
          </table:table-cell>
          <table:covered-table-cell table:style-name="Default"/>
          <table:table-cell table:style-name="ce16" table:formula="of:=SUM(INDIRECT(&quot;C&quot;&amp;ROW()):INDIRECT(&quot;L&quot;&amp;ROW()))" office:value-type="string" office:string-value="" calcext:value-type="error" table:number-columns-spanned="2" table:number-rows-spanned="1">
            <text:p>#VALUE!</text:p>
          </table:table-cell>
          <table:covered-table-cell table:style-name="ce16"/>
          <table:table-cell table:style-name="ce25" table:formula="of:=INDIRECT(&quot;M&quot;&amp;ROW())/SUM(INDIRECT(&quot;P&quot;&amp;ROW()-1):INDIRECT(&quot;T&quot;&amp;ROW()-1))" office:value-type="string" office:string-value="" calcext:value-type="error">
            <text:p>#VALUE!</text:p>
          </table:table-cell>
          <table:table-cell table:style-name="ce29" table:number-columns-repeated="100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" table:cell-range-address="$Report.$A$2:.$AMJ$3" table:range-usable-as="repeat-column repeat-row"/>
          <table:named-range table:name="Week1" table:base-cell-address="" table:cell-range-address="$Report.$P$5"/>
          <table:named-range table:name="Week1Total" table:base-cell-address="" table:cell-range-address="#REF!"/>
          <table:named-range table:name="Week2" table:base-cell-address="" table:cell-range-address="$Report.$Q$5"/>
          <table:named-range table:name="Week2Total" table:base-cell-address="" table:cell-range-address="#REF!"/>
          <table:named-range table:name="Week3" table:base-cell-address="" table:cell-range-address="$Report.$R$5"/>
          <table:named-range table:name="Week3Total" table:base-cell-address="" table:cell-range-address="#REF!"/>
          <table:named-range table:name="Week4" table:base-cell-address="" table:cell-range-address="$Report.$S$5"/>
          <table:named-range table:name="Week4Total" table:base-cell-address="" table:cell-range-address="#REF!"/>
          <table:named-range table:name="Week5" table:base-cell-address="" table:cell-range-address="$Report.$T$5"/>
          <table:named-range table:name="Week5Total" table:base-cell-address="" table:cell-range-address="#REF!"/>
        </table:named-expressions>
      </table:table>
      <table:named-expressions>
        <table:named-range table:name="SEP" table:base-cell-address="" table:cell-range-address="$Report.$P$3"/>
        <table:named-range table:name="Week1" table:base-cell-address="" table:cell-range-address="#REF!"/>
        <table:named-range table:name="Week1Total" table:base-cell-address="" table:cell-range-address="#REF!"/>
        <table:named-range table:name="Week2" table:base-cell-address="" table:cell-range-address="#REF!"/>
        <table:named-range table:name="Week2Total" table:base-cell-address="" table:cell-range-address="#REF!"/>
        <table:named-range table:name="Week3" table:base-cell-address="" table:cell-range-address="#REF!"/>
        <table:named-range table:name="Week3Total" table:base-cell-address="" table:cell-range-address="#REF!"/>
        <table:named-range table:name="Week4" table:base-cell-address="" table:cell-range-address="#REF!"/>
        <table:named-range table:name="Week4Total" table:base-cell-address="" table:cell-range-address="#REF!"/>
        <table:named-range table:name="Week5" table:base-cell-address="" table:cell-range-address="#REF!"/>
        <table:named-range table:name="Week5Total" table:base-cell-address="" table:cell-range-address="#REF!"/>
        <table:named-expression table:name="_xlfn_ORG_OPENOFFICE_STYLE" table:base-cell-address="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$</number:text>
      <number:number number:decimal-places="0" loext:min-decimal-places="0" number:min-integer-digits="1" number:grouping="true"/>
    </number:number-style>
    <number:number-style style:name="N109">
      <number:text>-$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</number:number-style>
    <number:number-style style:name="N111">
      <number:text>-$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$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style="long" number:textual="true"/>
      <number:text> - </number:text>
      <number:year number:style="long"/>
    </number:date-style>
    <number:date-style style:name="N126">
      <number:day/>
      <number:text> </number:text>
      <number:month number:textual="true"/>
    </number:date-style>
    <number:number-style style:name="N127P0" style:volatile="true">
      <number:text>✔ </number:text>
    </number:number-style>
    <number:number-style style:name="N127P1" style:volatile="true">
      <number:text/>
    </number:number-style>
    <number:number-style style:name="N127">
      <number:text/>
      <style:map style:condition="value()&gt;0" style:apply-style-name="N127P0"/>
      <style:map style:condition="value()&lt;0" style:apply-style-name="N127P1"/>
    </number:number-style>
    <number:number-style style:name="N128">
      <number:number number:decimal-places="0" loext:min-decimal-places="0" number:min-integer-digits="0"/>
    </number:number-style>
    <number:number-style style:name="N129P0" style:volatile="true">
      <number:text>$</number:text>
      <number:number number:decimal-places="0" loext:min-decimal-places="0" number:min-integer-digits="1" number:grouping="true"/>
    </number:number-style>
    <number:number-style style:name="N129">
      <number:text>-$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</number:number-style>
    <number:number-style style:name="N13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</number:number-style>
    <number:number-style style:name="N131">
      <number:text>-$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$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✔ </number:text>
    </number:number-style>
    <number:number-style style:name="N137P1" style:volatile="true">
      <number:text/>
    </number:number-style>
    <number:number-style style:name="N137">
      <number:text/>
      <style:map style:condition="value()&gt;0" style:apply-style-name="N137P0"/>
      <style:map style:condition="value()&lt;0" style:apply-style-name="N137P1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H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I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pitch-complex="variable" style:font-size-complex="12pt" style:font-style-complex="italic" style:font-weight-complex="normal"/>
    </style:style>
    <style:style style:name="N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14.99mm" fo:margin-left="10mm" fo:margin-right="0mm" style:first-page-number="continue" style:scale-to="100%" style:writing-mode="lr-tb" style:print="charts drawings grid objects zero-values"/>
      <style:header-style>
        <style:header-footer-properties fo:min-height="7.5mm" fo:margin-left="9mm" fo:margin-right="19mm" fo:margin-bottom="4.36mm"/>
      </style:header-style>
      <style:footer-style>
        <style:header-footer-properties fo:min-height="7.5mm" fo:margin-left="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>
        <text:p><text:span text:style-name="MT1">CHURCH OF CHRIST ROCKINGHAM 2017 – 2018</text:span></text:p>
      </style:header>
      <style:header-left style:display="false">
        <text:p><text:span text:style-name="MT1">CHURCH OF CHRIST ROCKINGHAM 2017 – 2018</text:span></text:p>
      </style:header-left>
      <style:footer style:display="false"/>
      <style:footer-left style:display="false"/>
    </style:master-page>
    <style:master-page style:name="PageStyle_5f_Report" style:display-name="PageStyle_Report" style:page-layout-name="Mpm3">
      <style:header>
        <text:p><text:span text:style-name="MT1">CHURCH OF CHRIST ROCKINGHAM 2017 – 2018</text:span></text:p>
      </style:header>
      <style:header-left style:display="false">
        <text:p><text:span text:style-name="MT1">CHURCH OF CHRIST ROCKINGHAM 2017 – 2018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ception</meta:initial-creator>
    <meta:creation-date>2017-09-30T09:08:32</meta:creation-date>
    <dc:date>2018-01-07T19:36:13.281647832</dc:date>
    <meta:print-date>2017-11-28T10:55:52</meta:print-date>
    <meta:generator>LibreOffice/5.4.4.2$Linux_X86_64 LibreOffice_project/40m0$Build-2</meta:generator>
    <meta:editing-duration>PT1H44M43S</meta:editing-duration>
    <meta:editing-cycles>21</meta:editing-cycles>
    <meta:document-statistic meta:table-count="1" meta:cell-count="90" meta:object-count="0"/>
  </office:meta>
</office:document-meta>
</file>